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Zusammenfassung in einem Satz:</text:p>
      <text:p text:style-name="Text_20_body">Der Auftragsmörder Tom verliebt sich in sein nächstes Opfer, das er verschont und dadurch selbst gejagt wird, sodass die beiden zusammen auf der Flucht sind.</text:p>
      <text:p text:style-name="Text_20_body">1.Akt: </text:p>
      <text:p text:style-name="Text_20_body">Tom bekommt einen neuen Auftrag, aber bei de Beschattung seines Opfers verliebt er sich in sie.</text:p>
      <text:p text:style-name="Text_20_body"/>
      <text:p text:style-name="Text_20_body">2.Akt:</text:p>
      <text:p text:style-name="Text_20_body">Statt der Frau erschießt er den Auftraggeber und macht sich damit dessen Frau zum Feind, die nun auf beide Jagt macht.</text:p>
      <text:p text:style-name="Text_20_body"/>
      <text:p text:style-name="Text_20_body">3.Akt:</text:p>
      <text:p text:style-name="Text_20_body">Tom und Antonia werden von der bösen Frau gestellt, aber das stellt sich als ihre Falle heraus und sie obsiegen.</text:p>
      <text:p text:style-name="Text_20_body"/>
      <text:p text:style-name="Text_20_body">WER HAT DEN MORD VERANLASST UND WARUM?</text:p>
      <text:list xml:id="list7642143066388405962" text:style-name="L1">
        <text:list-item>
          <text:p text:style-name="P1">sie ist eine wichtige Zeugin und will vor Gericht aussagen</text:p>
        </text:list-item>
        <text:list-item>
          <text:p text:style-name="P1"/>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in Polizist tötet seine Frau, eine Lehrerin sieht das Ganze.</text:p>
      <text:p text:style-name="Text_20_body">Ursprünglich war Tom bei einer Sonderabteilung beim Militär, ähnlich wie die navy seal, aber nach seiner Ausbildung dort, verließ er den Trupp, weil dieses Leben absolute Einsamkeit bedeutet hätte. Niemals hätte er heiraten und eine Familie gründen kommen. Statt allerdings einen „normalen“ Beruf zu ergreifen, entschloss er sich sein Geld freiberuflich zu verdienen, wobei er von seinen Talenten gebrauch machen konnte. Seit ein paar Jahren nun ist Tom bereits ein Auftragsmörder, der seine Aufträge anonym über das Darknet bekommt. Jeder mit einem Tor Browser kann seine Dienste in Anspruch nehmen. Kaum hat er den letzten Fall (im warsten Sinne des wortes) erledigt, bekommt er auch schon einen neuen Auftrag. Dabei handelt es sich um eine Frau in seinem Alter. Also macht er sich an die Arbeit und beschattet sie. Ihm fällt sofort auf, wie attraktiv sie ist. Endlich ein hübsches Opfer denkt er und erweitert die Quellen für seine Rechersche. Er bricht in ihre Wohnung ein und installiert versteckte Kameras und Mikrofone, wodurch er sie rund um die Uhr belauschen kann. Sie ist Grundschullehrerin, geschieden und unglaublich süß. Je mehr er über sein eigentliches Opfer herausfindet, desto mehr missfällt ihm der Gedanke die Frau ermorden zu müssen. Es kommt ihm falsch vor, ein so liebenswürdiges Ding zu ermorden und stellt Nachforschungen über den Auftraggeber an. Wer um alles in der Welt wollte sie so dringend erledigt wissen, immerhin kostete das ganze 20000€. Zufällig beobachtete er wie sie sie sich des öfteren mit einem Anwalt traf. Aus den Gesprächen ging hervor, dass sie eine wichtige Zeugin in einem Mordfall war. Bingo! Er sammelte Informationen über den Fall und fand heraus, dass ein Polizist im Verdacht stand, seine Frau ermordet zu haben. Toms Opfer ist die Lehrerin der gemeinsamen Tochter des Polizisten und der toten Frau und hat irgendwas gesehen. Für Tom war nun klar, dass er die Lehrerin zum Schweigen bringen wollte, um sich vor dem Gefängnis zu bewahren. Tom will sie retten, weiß aber, dass er ihr nicht einfach alles erzählen kann. Während er noch pberlegt und dabei observiert, beobachtet er nachts eine dubiose Gestallt. Diese Gestallt schleicht um das Haus herum, aber geht dabei behutsam vor. Toms erfahrener Blick sieht einen Profi am Werke, den man nur von dem Dach gegenüber des Hauses der Lehrerin sehen konnte, also da wo sich Tom positioniert hatte, um Sie durch die Fenster im Blick zu behalten. Jetzt ist schnelles Handeln gefragt. Der Fremde war bereits elegant über den Zaun geklettert, ohne Krach oder Spuren zu hinterlassen. Sein Ziel war offensichtlich die Lehrerin zu töten. Wahrscheinlich hatte der Auftraggeber die Gedult mit Tom verlohren und einen weiteren Auftragsmörder angeheurt, oder sogar entschlossen die Sache selbst zu erledigen. Tom hatte zwar eine Pistole samt Schalldämpfer dabei, aber er war zu weit entfernt, um den eindrinhling sicher treffen zu können. Tom eilt auf die Straße und kann gerade noch mit ansehen, wie der Mann durch ein eingebrochenes Fenster stieg. Tom rannte über die Straße in das Haus und kämpft vor den Augen der Lehrerin mit dem anderem. Beide sind gut ausgebildet und kämpfen hart. Letzten endes gelingt es Tom den Fremden, bei dem es sich um einen Polizisten handelt, zu überwältigen. Dieser flieht und Tom bleibt allein bei der Lehrerin zurück. Er erzählt ihr die ganze Wahrheit. Sie hat erst Angst und traut Tom nicht und will die Polizei rufen, aber Tom kann sie überreden das nicht zu tun, indem er ihr die Marke zeigt, die der Angreifer unfreiwillig hinterlassen hatte. Bei dem Angreifer handelte es sich um eben jenen Polizisten, der seine Frau ermordete und gegen den die Lehrerin aussagen wollte. Aber man wusste nie, ob der Polizist nicht Freunde bei der Wache hat. Sie fliehen in Toms Wohnung, in der sie sich sicher glauben. Nach ihnen wird gefahndet. Sie telefonieren mit dem Anwalt und vereinbaren ein Treffen, um das weitere Vorgehen zu planen, denn sie will weiterhin aussagen und vielleicht kann er ihnen auch helfen. Tom hält davon nichts aber mangel besseren plans lässt er sich trotz schlechten Gefühls bei der Sache darauf ein. Sie treffen sich mit dem Anwalt in einem Cafe</text:p>
      <text:p text:style-name="Text_20_body"/>
      <text:p text:style-name="Text_20_body">macht so keinen sinn, weil:</text:p>
      <text:list xml:id="list7932058952112287216" text:style-name="L3">
        <text:list-item>
          <text:p text:style-name="P3">polizist wenn verdächtigt in gewahrsam</text:p>
        </text:list-item>
        <text:list-item>
          <text:p text:style-name="P3">warum nicht polizei rufen</text:p>
        </text:list-item>
        <text:list-item>
          <text:p text:style-name="P3"><text:soft-page-break/>wie kommen sie aus der flucht heraus</text:p>
        </text:list-item>
        <text:list-item>
          <text:p text:style-name="P3">wieso hat eine Lehrerin einen Mord beobachtet</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leises 'pop' und <text:s/>Sven fiel, Gesicht voraus, tot auf den Boden. Aus dem Einschussloch zwischen seinen Augen sickerte ein dunkles Rinnsal. Sofort sprang eine Autotür auf und eine große Gestallt entstieg hastig dem Wagen. Jetzt musste es schnell gehen. Toms blasses Gesicht hob sich von dem Dunkel der Nacht ab, als er zu der Leiche eilte. Er griff dem Toten unter den Achseln und schleifte ihn zurück zu seinem Wagen. Keine Leiche, kein Verbrechen, dachte er als er gehetzt die von spärlich beleuchtete Straße nach möglichen Zeugen absuchte. Niemand zu sehen <text:span text:style-name="T1">.</text:span></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und schlief umgehend ein.</text:p>
      <text:p text:style-name="Text_20_body"><text:s/>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kann dann entscheiden ob er den Fall annimmt oder eben nicht. Für die Bezahlung gilt:</text:p>
      <text:list xml:id="list1376246596072595074" text:style-name="L2">
        <text:list-item>
          <text:p text:style-name="P2">normaler Mord: 20.000€</text:p>
        </text:list-item>
        <text:list-item>
          <text:p text:style-name="P2">Mord an Polizisten je nach Dienstrang: 50.000€ bis 100.000€</text:p>
        </text:list-item>
        <text:list-item>
          <text:p text:style-name="P2">Journalisten: 50.000€</text:p>
        </text:list-item>
        <text:list-item>
          <text:p text:style-name="P2">Geschäftsmänner: 50.000€ bist 200.000€</text:p>
        </text:list-item>
        <text:list-item>
          <text:p text:style-name="P2">Ehemann/Ehefrau vom Vermögen des Opfers abhängig</text:p>
        </text:list-item>
      </text:list>
      <text:p text:style-name="Text_20_body"/>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text:soft-page-break/>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
      <text:p text:style-name="Text_20_body"/>
      <text:p text:style-name="Text_20_body">Tom war ein Profi. Tagelang hatte er sein Opfer nach spioniert und dabei nicht aus den Augen gelassen. Aus den gesammelten Informationen hatte er einen Plan gemacht und erst dann 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um seine Dienste beanspruchen zu können, darunter auch Angaben zum Motiv und der Beziehung 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8-01T14:51:22.46</dc:date>
    <meta:editing-duration>P1DT5H49M26S</meta:editing-duration>
    <meta:editing-cycles>36</meta:editing-cycles>
    <meta:generator>OpenOffice/4.1.5$Win32 OpenOffice.org_project/415m1$Build-9789</meta:generator>
    <meta:document-statistic meta:table-count="0" meta:image-count="0" meta:object-count="0" meta:page-count="5" meta:paragraph-count="29" meta:word-count="1804" meta:character-count="11104"/>
  </office:meta>
</office:document-meta>
</file>